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Workload B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1.25; 0.75;1.25)" office:value-type="float" office:value="1.08333333333333" calcext:value-type="float">
            <text:p>1.0833333333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1.25; 0.75; 1.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25; 5.25; 1.25)" office:value-type="float" office:value="2.58333333333333" calcext:value-type="float">
            <text:p>2.5833333333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18; 2)" office:value-type="float" office:value="7.33333333333333" calcext:value-type="float">
            <text:p>7.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; 1.25; 26.5)" office:value-type="float" office:value="9.58333333333333" calcext:value-type="float">
            <text:p>9.5833333333</text:p>
          </table:table-cell>
          <table:table-cell table:formula="of:=AVERAGE(1; 2; 102)" office:value-type="float" office:value="35" calcext:value-type="float">
            <text:p>35</text:p>
          </table:table-cell>
          <table:table-cell table:formula="of:=AVERAGE(1; 2; 102)" office:value-type="float" office:value="35" calcext:value-type="float">
            <text:p>35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2; 102)" office:value-type="float" office:value="35" calcext:value-type="float">
            <text:p>35</text:p>
          </table:table-cell>
          <table:table-cell office:value-type="string" calcext:value-type="string">
            <text:p><text:span text:style-name="T2">Note: </text:span>Without outlier, this row may be much lower.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1; 1.5; 1.5)" office:value-type="float" office:value="1.33333333333333" calcext:value-type="float">
            <text:p>1.3333333333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2; 2)" office:value-type="float" office:value="1.66666666666667" calcext:value-type="float">
            <text:p>1.6666666667</text:p>
          </table:table-cell>
          <table:table-cell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59.393993425671; 154.217707301306; 150.551993021085)" office:value-type="float" office:value="154.721231249354" calcext:value-type="float">
            <text:p>154.7212312494</text:p>
          </table:table-cell>
          <table:table-cell table:formula="of:=AVERAGE(235; 271; 318)" office:value-type="float" office:value="274.666666666667" calcext:value-type="float">
            <text:p>274.6666666667</text:p>
          </table:table-cell>
          <table:table-cell table:formula="of:=AVERAGE(764; 642; 611)" office:value-type="float" office:value="672.333333333333" calcext:value-type="float">
            <text:p>672.3333333333</text:p>
          </table:table-cell>
          <table:table-cell table:formula="of:=AVERAGE(20; 20; 21)" office:value-type="float" office:value="20.3333333333333" calcext:value-type="float">
            <text:p>20.3333333333</text:p>
          </table:table-cell>
          <table:table-cell table:formula="of:=AVERAGE(80063; 38399; 97919)" office:value-type="float" office:value="72127" calcext:value-type="float">
            <text:p>72127</text:p>
          </table:table-cell>
          <table:table-cell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169.611433688437; 157.948548922362; 158.463214647813)" office:value-type="float" office:value="162.007732419537" calcext:value-type="float">
            <text:p>162.0077324195</text:p>
          </table:table-cell>
          <table:table-cell table:formula="of:=AVERAGE(361; 338; 285)" office:value-type="float" office:value="328" calcext:value-type="float">
            <text:p>328</text:p>
          </table:table-cell>
          <table:table-cell table:formula="of:=AVERAGE(1253; 1136; 645)" office:value-type="float" office:value="1011.33333333333" calcext:value-type="float">
            <text:p>1011.3333333333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89727; 60191; 82367)" office:value-type="float" office:value="77428.3333333333" calcext:value-type="float">
            <text:p>77428.3333333333</text:p>
          </table:table-cell>
          <table:table-cell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654.620148029951; 807.824183353225; 319.61441560164)" office:value-type="float" office:value="594.019582328272" calcext:value-type="float">
            <text:p>594.0195823283</text:p>
          </table:table-cell>
          <table:table-cell table:formula="of:=AVERAGE(2209; 2481; 1102)" office:value-type="float" office:value="1930.66666666667" calcext:value-type="float">
            <text:p>1930.6666666667</text:p>
          </table:table-cell>
          <table:table-cell table:formula="of:=AVERAGE(6955; 9935; 3011)" office:value-type="float" office:value="6633.66666666667" calcext:value-type="float">
            <text:p>6633.6666666667</text:p>
          </table:table-cell>
          <table:table-cell table:formula="of:=AVERAGE(19; 20; 20)" office:value-type="float" office:value="19.6666666666667" calcext:value-type="float">
            <text:p>19.6666666667</text:p>
          </table:table-cell>
          <table:table-cell table:formula="of:=AVERAGE(140287; 489727; 149375)" office:value-type="float" office:value="259796.333333333" calcext:value-type="float">
            <text:p>259796.333333333</text:p>
          </table:table-cell>
          <table:table-cell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842.96540462346; 853.162110396547; 1060.64587143991)" office:value-type="float" office:value="1252.25779548664" calcext:value-type="float">
            <text:p>1252.2577954866</text:p>
          </table:table-cell>
          <table:table-cell table:formula="of:=AVERAGE(5487; 2667; 3313)" office:value-type="float" office:value="3822.33333333333" calcext:value-type="float">
            <text:p>3822.3333333333</text:p>
          </table:table-cell>
          <table:table-cell table:formula="of:=AVERAGE(38431; 6691; 11247)" office:value-type="float" office:value="18789.6666666667" calcext:value-type="float">
            <text:p>18789.6666666667</text:p>
          </table:table-cell>
          <table:table-cell table:formula="of:=AVERAGE(20; 20; 20)" office:value-type="float" office:value="20" calcext:value-type="float">
            <text:p>20</text:p>
          </table:table-cell>
          <table:table-cell table:formula="of:=AVERAGE(333055; 471295; 640511)" office:value-type="float" office:value="481620.333333333" calcext:value-type="float">
            <text:p>481620.333333333</text:p>
          </table:table-cell>
          <table:table-cell/>
        </table:table-row>
        <table:table-row table:style-name="ro1">
          <table:table-cell table:number-columns-repeated="2"/>
          <table:table-cell table:formula="of:=[.C6]" office:value-type="float" office:value="10000000" calcext:value-type="float">
            <text:p>10000000</text:p>
          </table:table-cell>
          <table:table-cell table:formula="of:=AVERAGE(1135.49605285194; 997.798398427337; 1272.17887208307)" office:value-type="float" office:value="1135.15777445412" calcext:value-type="float">
            <text:p>1135.1577744541</text:p>
          </table:table-cell>
          <table:table-cell table:formula="of:=AVERAGE(3329; 3141; 3929)" office:value-type="float" office:value="3466.33333333333" calcext:value-type="float">
            <text:p>3466.3333333333</text:p>
          </table:table-cell>
          <table:table-cell table:formula="of:=AVERAGE(10951; 7915; 11455)" office:value-type="float" office:value="10107" calcext:value-type="float">
            <text:p>10107</text:p>
          </table:table-cell>
          <table:table-cell table:formula="of:=AVERAGE(22; 22; 22)" office:value-type="float" office:value="22" calcext:value-type="float">
            <text:p>22</text:p>
          </table:table-cell>
          <table:table-cell table:formula="of:=AVERAGE(147967; 95743; 134655)" office:value-type="float" office:value="126121.666666667" calcext:value-type="float">
            <text:p>126121.66666666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pdate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368.183656714924; 349.061440720161; 339.780764046752)" office:value-type="float" office:value="352.341953827279" calcext:value-type="float">
            <text:p>352.3419538273</text:p>
          </table:table-cell>
          <table:table-cell table:formula="of:=AVERAGE(576; 625; 690)" office:value-type="float" office:value="630.333333333333" calcext:value-type="float">
            <text:p>630.3333333333</text:p>
          </table:table-cell>
          <table:table-cell table:formula="of:=AVERAGE(3419; 1942; 1587)" office:value-type="float" office:value="2316" calcext:value-type="float">
            <text:p>2316</text:p>
          </table:table-cell>
          <table:table-cell table:formula="of:=AVERAGE(51; 52; 53)" office:value-type="float" office:value="52" calcext:value-type="float">
            <text:p>52</text:p>
          </table:table-cell>
          <table:table-cell table:formula="of:=AVERAGE(56703; 45823; 113855)" office:value-type="float" office:value="72127" calcext:value-type="float">
            <text:p>72127</text:p>
          </table:table-cell>
          <table:table-cell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374.463477490537; 357.299080399896; 365.245202176209)" office:value-type="float" office:value="365.669253355547" calcext:value-type="float">
            <text:p>365.6692533555</text:p>
          </table:table-cell>
          <table:table-cell table:formula="of:=AVERAGE(829; 747; 617)" office:value-type="float" office:value="731" calcext:value-type="float">
            <text:p>731</text:p>
          </table:table-cell>
          <table:table-cell table:formula="of:=AVERAGE(2921; 3063; 2011)" office:value-type="float" office:value="2665" calcext:value-type="float">
            <text:p>2665</text:p>
          </table:table-cell>
          <table:table-cell table:formula="of:=AVERAGE(51; 51; 50)" office:value-type="float" office:value="50.6666666666667" calcext:value-type="float">
            <text:p>50.6666666667</text:p>
          </table:table-cell>
          <table:table-cell table:formula="of:=AVERAGE(94463; 50399; 61471)" office:value-type="float" office:value="68777.6666666667" calcext:value-type="float">
            <text:p>68777.6666666667</text:p>
          </table:table-cell>
          <table:table-cell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019.24778654701; 1137.53274872577; 571.791594922516)" office:value-type="float" office:value="909.524043398432" calcext:value-type="float">
            <text:p>909.5240433984</text:p>
          </table:table-cell>
          <table:table-cell table:formula="of:=AVERAGE(3081; 3485; 1762)" office:value-type="float" office:value="2776" calcext:value-type="float">
            <text:p>2776</text:p>
          </table:table-cell>
          <table:table-cell table:formula="of:=AVERAGE(8103; 11519; 4559)" office:value-type="float" office:value="8060.33333333333" calcext:value-type="float">
            <text:p>8060.3333333333</text:p>
          </table:table-cell>
          <table:table-cell table:formula="of:=AVERAGE(51; 51; 51)" office:value-type="float" office:value="51" calcext:value-type="float">
            <text:p>51</text:p>
          </table:table-cell>
          <table:table-cell table:formula="of:=AVERAGE(86079; 130303; 71487)" office:value-type="float" office:value="95956.3333333333" calcext:value-type="float">
            <text:p>95956.3333333333</text:p>
          </table:table-cell>
          <table:table-cell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2258.11268952601; 1258.3182576199; 1463.87939133577)" office:value-type="float" office:value="1660.10344616056" calcext:value-type="float">
            <text:p>1660.1034461606</text:p>
          </table:table-cell>
          <table:table-cell table:formula="of:=AVERAGE(6519; 3507; 4331)" office:value-type="float" office:value="4785.66666666667" calcext:value-type="float">
            <text:p>4785.6666666667</text:p>
          </table:table-cell>
          <table:table-cell table:formula="of:=AVERAGE(41055; 7827; 13407)" office:value-type="float" office:value="20763" calcext:value-type="float">
            <text:p>20763</text:p>
          </table:table-cell>
          <table:table-cell table:formula="of:=AVERAGE(52; 54; 52)" office:value-type="float" office:value="52.6666666666667" calcext:value-type="float">
            <text:p>52.6666666667</text:p>
          </table:table-cell>
          <table:table-cell table:formula="of:=AVERAGE(199807; 151679; 636927)" office:value-type="float" office:value="329471" calcext:value-type="float">
            <text:p>329471</text:p>
          </table:table-cell>
          <table:table-cell/>
        </table:table-row>
        <table:table-row table:style-name="ro1">
          <table:table-cell table:number-columns-repeated="2"/>
          <table:table-cell table:formula="of:=[.C6]" office:value-type="float" office:value="10000000" calcext:value-type="float">
            <text:p>10000000</text:p>
          </table:table-cell>
          <table:table-cell table:formula="of:=AVERAGE(1485.3444616405; 1478.00539291217; 1887.50855638438)" office:value-type="float" office:value="1616.95280364568" calcext:value-type="float">
            <text:p>1616.9528036457</text:p>
          </table:table-cell>
          <table:table-cell table:formula="of:=AVERAGE(4303; 4135; 5283)" office:value-type="float" office:value="4573.66666666667" calcext:value-type="float">
            <text:p>4573.6666666667</text:p>
          </table:table-cell>
          <table:table-cell table:formula="of:=AVERAGE(12479; 10391; 13407)" office:value-type="float" office:value="12092.3333333333" calcext:value-type="float">
            <text:p>12092.3333333333</text:p>
          </table:table-cell>
          <table:table-cell table:formula="of:=AVERAGE(61; 58; 59)" office:value-type="float" office:value="59.3333333333333" calcext:value-type="float">
            <text:p>59.3333333333</text:p>
          </table:table-cell>
          <table:table-cell table:formula="of:=AVERAGE(125375; 52223; 106239)" office:value-type="float" office:value="94612.3333333333" calcext:value-type="float">
            <text:p>94612.3333333333</text:p>
          </table:table-cell>
          <table:table-cell/>
        </table:table-row>
        <table:table-row table:style-name="ro1" table:number-rows-repeated="30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6:07.415688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7T14:16:06.905694649</dc:date>
    <meta:editing-duration>PT7H39M25S</meta:editing-duration>
    <meta:editing-cycles>191</meta:editing-cycles>
    <meta:generator>LibreOffice/4.2.8.2$Linux_X86_64 LibreOffice_project/420m0$Build-2</meta:generator>
    <meta:document-statistic meta:table-count="1" meta:cell-count="1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298cm" chart:style-name="ch2">
          <text:p>1G, Workload B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1.951cm" svg:y="1.544cm" svg:width="10.027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08333333333333">
                <text:p>1.08333333333333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9.471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54.721231249354">
                <text:p>154.721231249354</text:p>
                <draw:g>
                  <svg:desc>Sheet1.D9:Sheet1.D13</svg:desc>
                </draw:g>
              </table:table-cell>
              <table:table-cell office:value-type="float" office:value="274.666666666667">
                <text:p>274.666666666667</text:p>
                <draw:g>
                  <svg:desc>Sheet1.E9:Sheet1.E13</svg:desc>
                </draw:g>
              </table:table-cell>
              <table:table-cell office:value-type="float" office:value="672.333333333333">
                <text:p>672.333333333333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2.007732419537">
                <text:p>162.007732419537</text:p>
              </table:table-cell>
              <table:table-cell office:value-type="float" office:value="328">
                <text:p>328</text:p>
              </table:table-cell>
              <table:table-cell office:value-type="float" office:value="1011.33333333333">
                <text:p>1011.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94.019582328272">
                <text:p>594.019582328272</text:p>
              </table:table-cell>
              <table:table-cell office:value-type="float" office:value="1930.66666666667">
                <text:p>1930.66666666667</text:p>
              </table:table-cell>
              <table:table-cell office:value-type="float" office:value="6633.66666666667">
                <text:p>6633.6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52.25779548664">
                <text:p>1252.25779548664</text:p>
              </table:table-cell>
              <table:table-cell office:value-type="float" office:value="3822.33333333333">
                <text:p>3822.33333333333</text:p>
              </table:table-cell>
              <table:table-cell office:value-type="float" office:value="18789.6666666667">
                <text:p>18789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35.15777445412">
                <text:p>1135.15777445412</text:p>
              </table:table-cell>
              <table:table-cell office:value-type="float" office:value="3466.33333333333">
                <text:p>3466.33333333333</text:p>
              </table:table-cell>
              <table:table-cell office:value-type="float" office:value="10107">
                <text:p>10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4.913cm" svg:y="0.316cm" chart:style-name="ch2">
          <text:p>1G, Workload B, Update stage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9.471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352.341953827279">
                <text:p>352.341953827279</text:p>
                <draw:g>
                  <svg:desc>Sheet1.D15:Sheet1.D19</svg:desc>
                </draw:g>
              </table:table-cell>
              <table:table-cell office:value-type="float" office:value="630.333333333333">
                <text:p>630.333333333333</text:p>
                <draw:g>
                  <svg:desc>Sheet1.E15:Sheet1.E19</svg:desc>
                </draw:g>
              </table:table-cell>
              <table:table-cell office:value-type="float" office:value="2316">
                <text:p>2316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5.669253355547">
                <text:p>365.669253355547</text:p>
              </table:table-cell>
              <table:table-cell office:value-type="float" office:value="731">
                <text:p>73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09.524043398432">
                <text:p>909.524043398432</text:p>
              </table:table-cell>
              <table:table-cell office:value-type="float" office:value="2776">
                <text:p>2776</text:p>
              </table:table-cell>
              <table:table-cell office:value-type="float" office:value="8060.33333333333">
                <text:p>8060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60.10344616056">
                <text:p>1660.10344616056</text:p>
              </table:table-cell>
              <table:table-cell office:value-type="float" office:value="4785.66666666667">
                <text:p>4785.66666666667</text:p>
              </table:table-cell>
              <table:table-cell office:value-type="float" office:value="20763">
                <text:p>2076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616.95280364568">
                <text:p>1616.95280364568</text:p>
              </table:table-cell>
              <table:table-cell office:value-type="float" office:value="4573.66666666667">
                <text:p>4573.66666666667</text:p>
              </table:table-cell>
              <table:table-cell office:value-type="float" office:value="12092.3333333333">
                <text:p>12092.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